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a4eea"/>
    </style:style>
    <style:style style:name="P2" style:family="paragraph" style:parent-style-name="Standard">
      <style:paragraph-properties fo:margin-left="0cm" fo:margin-right="0cm" style:line-height-at-least="0.503cm" fo:text-indent="0cm" style:auto-text-indent="false"/>
      <style:text-properties fo:color="#cccccc" loext:opacity="100%" style:font-name="Consolas" fo:font-size="10.5pt" fo:font-weight="normal" fo:background-color="#1f1f1f"/>
    </style:style>
    <style:style style:name="P3" style:family="paragraph" style:parent-style-name="Standard">
      <style:text-properties officeooo:rsid="001a4eea" officeooo:paragraph-rsid="001a4eea"/>
    </style:style>
    <style:style style:name="P4" style:family="paragraph" style:parent-style-name="Standard">
      <style:text-properties fo:color="#000000" loext:opacity="100%" officeooo:rsid="001b57cc" officeooo:paragraph-rsid="001a4eea"/>
    </style:style>
    <style:style style:name="P5" style:family="paragraph" style:parent-style-name="Standard">
      <style:text-properties fo:color="#cccccc" loext:opacity="100%" style:font-name="Consolas" fo:font-size="10.5pt" fo:font-weight="normal" officeooo:rsid="001b57cc" officeooo:paragraph-rsid="001a4eea" fo:background-color="#1f1f1f"/>
    </style:style>
    <style:style style:name="P6" style:family="paragraph" style:parent-style-name="Standard">
      <style:text-properties fo:color="#000000" loext:opacity="100%" officeooo:rsid="001cd995" officeooo:paragraph-rsid="001cd995"/>
    </style:style>
    <style:style style:name="P7" style:family="paragraph" style:parent-style-name="Standard">
      <style:text-properties fo:color="#000000" loext:opacity="100%" officeooo:rsid="001dda2c" officeooo:paragraph-rsid="001dda2c"/>
    </style:style>
    <style:style style:name="P8" style:family="paragraph" style:parent-style-name="Standard">
      <style:text-properties fo:color="#000000" loext:opacity="100%" officeooo:rsid="001e49bb" officeooo:paragraph-rsid="001e49bb"/>
    </style:style>
    <style:style style:name="P9" style:family="paragraph" style:parent-style-name="Standard">
      <style:text-properties fo:color="#000000" loext:opacity="100%" officeooo:rsid="001f0c43" officeooo:paragraph-rsid="001f0c43"/>
    </style:style>
    <style:style style:name="P10" style:family="paragraph" style:parent-style-name="Standard">
      <style:text-properties fo:color="#000000" loext:opacity="100%" officeooo:paragraph-rsid="001f0c43"/>
    </style:style>
    <style:style style:name="P11" style:family="paragraph" style:parent-style-name="Standard">
      <style:text-properties fo:color="#000000" loext:opacity="100%" officeooo:rsid="00207b0e" officeooo:paragraph-rsid="00207b0e"/>
    </style:style>
    <style:style style:name="P12" style:family="paragraph" style:parent-style-name="Standard">
      <style:text-properties fo:color="#000000" loext:opacity="100%" officeooo:rsid="00222620" officeooo:paragraph-rsid="00222620"/>
    </style:style>
    <style:style style:name="P13" style:family="paragraph" style:parent-style-name="Standard">
      <style:text-properties fo:color="#000000" loext:opacity="100%" officeooo:rsid="0023d3cc" officeooo:paragraph-rsid="0023d3cc"/>
    </style:style>
    <style:style style:name="P14" style:family="paragraph" style:parent-style-name="Text_20_body">
      <style:text-properties officeooo:paragraph-rsid="0023d3cc"/>
    </style:style>
    <style:style style:name="P15" style:family="paragraph" style:parent-style-name="Text_20_body" style:list-style-name="L1"/>
    <style:style style:name="T1" style:family="text">
      <style:text-properties officeooo:rsid="001a4eea"/>
    </style:style>
    <style:style style:name="T2" style:family="text">
      <style:text-properties fo:color="#9cdcfe" loext:opacity="100%" style:font-name="Consolas" fo:font-size="10.5pt" fo:font-weight="normal" fo:background-color="#1f1f1f" loext:char-shading-value="0"/>
    </style:style>
    <style:style style:name="T3" style:family="text">
      <style:text-properties fo:color="#cccccc" loext:opacity="100%" style:font-name="Consolas" fo:font-size="10.5pt" fo:font-weight="normal" fo:background-color="#1f1f1f" loext:char-shading-value="0"/>
    </style:style>
    <style:style style:name="T4" style:family="text">
      <style:text-properties fo:color="#d4d4d4" loext:opacity="100%" style:font-name="Consolas" fo:font-size="10.5pt" fo:font-weight="normal" fo:background-color="#1f1f1f" loext:char-shading-value="0"/>
    </style:style>
    <style:style style:name="T5" style:family="text">
      <style:text-properties fo:color="#dcdcaa" loext:opacity="100%" style:font-name="Consolas" fo:font-size="10.5pt" fo:font-weight="normal" fo:background-color="#1f1f1f" loext:char-shading-value="0"/>
    </style:style>
    <style:style style:name="T6" style:family="text">
      <style:text-properties fo:color="#b5cea8" loext:opacity="100%" style:font-name="Consolas" fo:font-size="10.5pt" fo:font-weight="normal" fo:background-color="#1f1f1f" loext:char-shading-value="0"/>
    </style:style>
    <style:style style:name="T7" style:family="text">
      <style:text-properties fo:color="#9cdcfe" loext:opacity="100%"/>
    </style:style>
    <style:style style:name="T8" style:family="text">
      <style:text-properties fo:color="#d4d4d4" loext:opacity="100%"/>
    </style:style>
    <style:style style:name="T9" style:family="text">
      <style:text-properties fo:color="#4ec9b0" loext:opacity="100%"/>
    </style:style>
    <style:style style:name="T10" style:family="text">
      <style:text-properties fo:color="#dcdcaa" loext:opacity="100%"/>
    </style:style>
    <style:style style:name="T11" style:family="text">
      <style:text-properties fo:color="#b5cea8" loext:opacity="100%"/>
    </style:style>
    <style:style style:name="T12" style:family="text">
      <style:text-properties fo:font-variant="normal" fo:text-transform="none" style:font-name="Consolas" fo:font-size="10.5pt" fo:letter-spacing="normal" fo:font-style="normal" fo:font-weight="normal"/>
    </style:style>
    <style:style style:name="T13" style:family="text">
      <style:text-properties fo:color="#000000" loext:opacity="100%" officeooo:rsid="0023d3c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estão 1<text:line-break/><text:line-break/></text:span><text:span text:style-name="T2">regras</text:span><text:span text:style-name="T3"> </text:span><text:span text:style-name="T4">=</text:span><text:span text:style-name="T3"> </text:span><text:span text:style-name="T5">apriori</text:span><text:span text:style-name="T3">(</text:span><text:span text:style-name="T2">transacoes</text:span><text:span text:style-name="T3">, </text:span><text:span text:style-name="T2">min_support</text:span><text:span text:style-name="T3"> </text:span><text:span text:style-name="T4">=</text:span><text:span text:style-name="T3"> </text:span><text:span text:style-name="T6">0.3</text:span><text:span text:style-name="T3">, </text:span><text:span text:style-name="T2">min_confidence</text:span><text:span text:style-name="T3"> </text:span><text:span text:style-name="T4">=</text:span><text:span text:style-name="T3"> </text:span><text:span text:style-name="T6">0.8</text:span><text:span text:style-name="T3">)</text:span></text:p>
      <text:p text:style-name="P2"><text:span text:style-name="T7">saida</text:span> <text:span text:style-name="T8">=</text:span> <text:span text:style-name="T9">list</text:span>(<text:span text:style-name="T7">regras</text:span>)</text:p>
      <text:p text:style-name="P2"><text:span text:style-name="T10">print</text:span>(<text:span text:style-name="T10">len</text:span>(<text:span text:style-name="T7">saida</text:span>))</text:p>
      <text:p text:style-name="P2"><text:span text:style-name="T10">print</text:span>(<text:span text:style-name="T7">saida</text:span>)</text:p>
      <text:p text:style-name="P2"/>
      <text:p text:style-name="P2"><text:span text:style-name="T10">print</text:span>(<text:span text:style-name="T7">saida</text:span>[<text:span text:style-name="T11">0</text:span>])</text:p>
      <text:p text:style-name="P3"/>
      <text:p text:style-name="P4"><text:span text:style-name="T12">RelationRecord(items=frozenset({'NÃ£o'}), support=1.0, ordered_statistics=[OrderedStatistic(items_base=frozenset(), items_add=frozenset({'NÃ£o'}), confidence=1.0, lift=1.0)])</text:span> </text:p>
      <text:p text:style-name="P4"/>
      <text:p text:style-name="P5"><text:span text:style-name="T10">print</text:span>(<text:span text:style-name="T7">saida</text:span>[<text:span text:style-name="T11">1</text:span>])</text:p>
      <text:p text:style-name="P5"/>
      <text:p text:style-name="Standard">RelationRecord(items=frozenset({'CafÃ©', 'Manteiga'}), support=0.3, ordered_statistics=[OrderedStatistic(items_base=frozenset({'CafÃ©'}), items_add=frozenset({'Manteiga'}), confidence=1.0, lift=2.0)]) </text:p>
      <text:p text:style-name="P4"/>
      <text:p text:style-name="P5"><text:span text:style-name="T10">print</text:span>(<text:span text:style-name="T7">saida</text:span>[<text:span text:style-name="T11">2</text:span>])</text:p>
      <text:p text:style-name="P4"/>
      <text:p text:style-name="P4"><text:span text:style-name="T12">RelationRecord(items=frozenset({'CafÃ©', 'NÃ£o'}), support=0.3, ordered_statistics=[OrderedStatistic(items_base=frozenset({'CafÃ©'}), items_add=frozenset({'NÃ£o'}), confidence=1.0, lift=1.0)])</text:span> </text:p>
      <text:p text:style-name="P4"/>
      <text:p text:style-name="P6">Questão 2</text:p>
      <text:p text:style-name="P6"/>
      <text:p text:style-name="P7">os resultados foram os mesmo , gerados a partir do primeiro exemplo.</text:p>
      <text:p text:style-name="P7"/>
      <text:p text:style-name="P8">Questão 3</text:p>
      <text:p text:style-name="P8"/>
      <text:p text:style-name="P9">12</text:p>
      <text:p text:style-name="P8"><text:span text:style-name="T12">Itemset: ['NÃ£o'], Suporte: 1.00 Itemset: ['CafÃ©', 'Manteiga'], Suporte: 0.30 Itemset: ['CafÃ©', 'NÃ£o'], Suporte: 0.30 Itemset: ['CafÃ©', 'PÃ£o'], Suporte: 0.30 Itemset: ['NÃ£o', 'Manteiga'], Suporte: 0.50 Itemset: ['Manteiga', 'PÃ£o'], Suporte: 0.40 Itemset: ['NÃ£o', 'PÃ£o'], Suporte: 0.50 Itemset: ['CafÃ©', 'NÃ£o', 'Manteiga'], Suporte: 0.30 Itemset: ['CafÃ©', 'Manteiga', 'PÃ£o'], Suporte: 0.30 Itemset: ['CafÃ©', 'NÃ£o', 'PÃ£o'], Suporte: 0.30 Itemset: ['NÃ£o', 'Manteiga', 'PÃ£o'], Suporte: 0.40 Itemset: ['CafÃ©', 'NÃ£o', 'Manteiga', 'PÃ£o'], Suporte: 0.30</text:span> </text:p>
      <text:p text:style-name="P8"/>
      <text:p text:style-name="P9">Questão 4</text:p>
      <text:p text:style-name="P9"/>
      <text:p text:style-name="P10"><text:span text:style-name="T12">Antecedente Consequente suporte confianca lift 0 [CafÃ©] [Manteiga] 0.3 1.0 2.0 1 [CafÃ©] [NÃ£o] 0.3 1.0 1.0 2 [CafÃ©] [PÃ£o] 0.3 1.0 2.0 3 [Manteiga] [NÃ£o] 0.5 1.0 1.0 4 [Manteiga] [PÃ£o] 0.4 0.8 1.6 5 [PÃ£o] [Manteiga] 0.4 0.8 1.6 6 [PÃ£o] [NÃ£o] 0.5 1.0 1.0 7 [CafÃ©] [NÃ£o, Manteiga] 0.3 1.0 2.0 8 [CafÃ©, Manteiga] [NÃ£o] 0.3 1.0 1.0 9 [CafÃ©, NÃ£o] [Manteiga] 0.3 1.0 2.0 10 [CafÃ©] [Manteiga, PÃ£o] 0.3 1.0 2.5 11 [CafÃ©, Manteiga] [PÃ£o] 0.3 1.0 2.0 12 [CafÃ©, PÃ£o] [Manteiga] 0.3 1.0 2.0 13 [CafÃ©] [NÃ£o, PÃ£o] 0.3 1.0 2.0 14 [CafÃ©, NÃ£o] [PÃ£o] 0.3 1.0 2.0 15 [CafÃ©, PÃ£o] [NÃ£o] 0.3 1.0 1.0 16 [Manteiga] [NÃ£o, PÃ£o] 0.4 0.8 1.6 17 [PÃ£o] [NÃ£o, Manteiga] 0.4 0.8 1.6 18 [NÃ£o, Manteiga] [PÃ£o] 0.4 0.8 1.6 19 [Manteiga, PÃ£o] [NÃ£o] 0.4 1.0 1.0 20 [NÃ£o, PÃ£o] [Manteiga] 0.4 0.8 1.6 21 [CafÃ©] [NÃ£o, Manteiga, PÃ£o] 0.3 1.0 2.5 22 [CafÃ©, Manteiga] [NÃ£o, PÃ£o] 0.3 1.0 2.0 23 [CafÃ©, NÃ£o] [Manteiga, PÃ£o] 0.3 1.0 2.5 24 [CafÃ©, PÃ£o] [NÃ£o, Manteiga] 0.3 </text:span><text:soft-page-break/><text:span text:style-name="T12">1.0 2.0 25 [CafÃ©, NÃ£o, Manteiga] [PÃ£o] 0.3 1.0 2.0 26 [CafÃ©, Manteiga, PÃ£o] [NÃ£o] 0.3 1.0 1.0 27 [CafÃ©, NÃ£o, PÃ£o] [Manteiga] 0.3 1.0 2.0</text:span> </text:p>
      <text:p text:style-name="P10"/>
      <text:p text:style-name="P11">Questão 5</text:p>
      <text:p text:style-name="P11"/>
      <text:p text:style-name="P12">O pro pré processamento é feito com TransctionEncoder, depois é gerado os Itensets frequentes com apriori, e logo em seguida é gerada as regras com association_rules().</text:p>
      <text:p text:style-name="P11"/>
      <text:p text:style-name="P12">Exemplo de código</text:p>
      <text:p text:style-name="P12"/>
      <text:p text:style-name="P11">from mlxtend.preprocessing import TransactionEncoder</text:p>
      <text:p text:style-name="P11">from mlxtend.frequent_patterns import apriori, association_rules</text:p>
      <text:p text:style-name="P11">import pandas as pd</text:p>
      <text:p text:style-name="P11"/>
      <text:p text:style-name="P11">dataset = [['leite', 'pão'], ['leite', 'pão', 'manteiga'], ['pão', 'manteiga'], ['leite', 'manteiga']]</text:p>
      <text:p text:style-name="P11">te = TransactionEncoder()</text:p>
      <text:p text:style-name="P11">df = pd.DataFrame(te.fit_transform(dataset), columns=te.columns_)</text:p>
      <text:p text:style-name="P11"/>
      <text:p text:style-name="P11">frequent_itemsets = apriori(df, min_support=0.5, use_colnames=True)</text:p>
      <text:p text:style-name="P11">regras = association_rules(frequent_itemsets, metric='confidence', min_threshold=0.7)</text:p>
      <text:p text:style-name="P11"/>
      <text:p text:style-name="P11">print(regras[['antecedents', 'consequents', 'support', 'confidence', 'lift']])</text:p>
      <text:p text:style-name="P11"/>
      <text:p text:style-name="P13">Questão 6 </text:p>
      <text:p text:style-name="P13"/>
      <text:p text:style-name="P14"><text:span text:style-name="T13">O artigo “A Comprehensive Review of Visualization Methods for Association Rules” oferece uma análise detalhada das técnicas de visualização utilizadas para representar regras de associação, regras essas que são consideradas fundamentais na descoberta de padrões em conjuntos de dados. A visualização eficaz dessas regras facilita a compreensão e a tomada de decisões baseadas em dados.​</text:span></text:p>
      <text:p text:style-name="Text_20_body">O principal objetivo do artigo é compilar e avaliar os métodos existentes de visualização de regras de associação. A representação visual dessas regras ajuda analistas e tomadores de decisão a identificar padrões significativos e insights ocultos nos dados, tornando o processo de análise mais intuitivo e eficiente.​</text:p>
      <text:p text:style-name="Text_20_body"><text:span text:style-name="Strong_20_Emphasis">Classificação das Técnicas de Visualização</text:span></text:p>
      <text:p text:style-name="Text_20_body">O artigo categoriza as técnicas de visualização em várias abordagens, incluindo:​</text:p>
      <text:list text:style-name="L1">
        <text:list-item>
          <text:p text:style-name="P15"><text:span text:style-name="Strong_20_Emphasis">Gráficos de Rede (Graph-based Visualizations):</text:span> Utilizam nós e arestas para representar itens e suas associações, facilitando a identificação de relacionamentos complexos.​</text:p>
        </text:list-item>
        <text:list-item>
          <text:p text:style-name="P15"><text:span text:style-name="Strong_20_Emphasis">Gráficos de Barras e Matrizes (Matrix-based Visualizations):</text:span> Empregam matrizes para mostrar a presença ou ausência de associações entre itens, permitindo uma análise detalhada das relações.​</text:p>
        </text:list-item>
        <text:list-item>
          <text:p text:style-name="P15"><text:span text:style-name="Strong_20_Emphasis">Gráficos de Dispersão e Técnicas Multidimensionais (Multidimensional Visualizations):</text:span> Aplicam técnicas como projeções em espaço tridimensional para representar múltiplas métricas simultaneamente, como suporte, confiança e lift.</text:p>
        </text:list-item>
      </text:list>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3T17:45:38.980000000</meta:creation-date>
    <dc:date>2025-04-13T18:13:26.242000000</dc:date>
    <meta:editing-duration>PT27M43S</meta:editing-duration>
    <meta:editing-cycles>10</meta:editing-cycles>
    <meta:generator>LibreOffice/24.8.5.2$Windows_X86_64 LibreOffice_project/fddf2685c70b461e7832239a0162a77216259f22</meta:generator>
    <meta:document-statistic meta:table-count="0" meta:image-count="0" meta:object-count="0" meta:page-count="2" meta:paragraph-count="37" meta:word-count="595" meta:character-count="4709" meta:non-whitespace-character-count="4142"/>
  </office:meta>
</office:document-meta>
</file>